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chose to use Node.js over Java or C++ for instance, as I had been using Node in a office setting for the previous 8 months, and had grown comfortable with it.</text:p>
      <text:p text:style-name="Standard"><text:tab/>I am using Electron to build and package my project. Electron is a framework that lets me build my project as though it were a website, and then distribute it as a stand-alone app. I chose this, as it allows my project to be cross-platform and work across Windows/ Mac Os/ Linux without any additional work on my part. It also allows me to style my program using simple CSS, in lieu of having to program GUI elements, which would be significantly more complex, for no obvious gain.</text:p>
      <text:p text:style-name="Standard"><text:tab/>I am using React.js to build my UI, as I have some hands on experience using it in professional projects. React is used and maintained by Facebook.</text:p>
      <text:p text:style-name="Standard"/>
      <text:p text:style-name="Standard"><text:tab/>I chose to use Node because I have grown incredibly comfortable using it. It is a high level language that functions off asynchronous functions, allowing me to have multithreaded behaviour without the extra complexity of having to write multiple threads. </text:p>
      <text:p text:style-name="Standard"><text:tab/>Electron is the main packaging solution for my project. Electron allows me to write a web service, and deploy it as a cross-platform desktop app. This allows me to write my program as though it's a webservice, using HTML/CSS/JS, but have the fucntionality of a desktop app, and not have to worry about finding a web service to deploy to. Another benefit of writing the program as a web service is that I don't have to learn how to use a new GUI library as I can just use HTML tags and CSS styling, keeping my technical burden of knowledge low. Electron due to being corss-platform, means that I also only have to write code once to deploy to Windows/MacOs/Linux. </text:p>
      <text:p text:style-name="Standard"><text:tab/>For building UI elements I'm using ReactJs. React is a framework that allows you to write components, and then reuse those components around the system, without having to reprogram them from scratch. While this will involve a more upfront cost of effort, it'll save me time in the long run as the project grows in scale.</text:p>
      <text:p text:style-name="Standard"><text:tab/>For rendering the video in the window, I'm using Video.js which is a simple plugin that can play a local video file in the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Quinn</meta:initial-creator>
    <meta:creation-date>2016-10-18T16:28:56.70</meta:creation-date>
    <dc:date>2016-10-25T13:18:44.96</dc:date>
    <dc:creator>Jane Quinn</dc:creator>
    <meta:editing-duration>PT29M22S</meta:editing-duration>
    <meta:editing-cycles>3</meta:editing-cycles>
    <meta:generator>OpenOffice/4.1.2$Win32 OpenOffice.org_project/412m3$Build-9782</meta:generator>
    <meta:document-statistic meta:table-count="0" meta:image-count="0" meta:object-count="0" meta:page-count="1" meta:paragraph-count="7" meta:word-count="388" meta:character-count="2164"/>
  </office:meta>
</office:document-meta>
</file>